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551cc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9bc6" officeooo:paragraph-rsid="00551c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ab0d" officeooo:paragraph-rsid="00551cc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d374" officeooo:paragraph-rsid="00551cc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f869" officeooo:paragraph-rsid="0055f86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5790ba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790b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790b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5b9bc6" officeooo:paragraph-rsid="00551cc4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51cc4"/>
    </style:style>
    <style:style style:name="P12" style:family="paragraph" style:parent-style-name="Standard" style:list-style-name="L12">
      <style:paragraph-properties fo:text-align="start" style:justify-single-word="false"/>
      <style:text-properties officeooo:paragraph-rsid="005bac69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1ab0d" officeooo:paragraph-rsid="00551cc4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1ab0d" officeooo:paragraph-rsid="00551cc4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551cc4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17ae" officeooo:paragraph-rsid="00551cc4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1d374" officeooo:paragraph-rsid="00551cc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551cc4" style:font-size-asian="12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5bac69" officeooo:paragraph-rsid="005bac69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217ae" officeooo:paragraph-rsid="00551cc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ac69" officeooo:paragraph-rsid="005bac69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officeooo:paragraph-rsid="00551cc4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51cc4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51cc4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officeooo:rsid="0053d0bb" officeooo:paragraph-rsid="00551cc4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DejaVu Sans Condensed" officeooo:rsid="0041d374" officeooo:paragraph-rsid="00551c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35c9" style:font-weight-asian="bold" style:font-weight-complex="bold"/>
    </style:style>
    <style:style style:name="T3" style:family="text">
      <style:text-properties fo:font-weight="bold" officeooo:rsid="0041ab0d" style:font-weight-asian="bold" style:font-weight-complex="bold"/>
    </style:style>
    <style:style style:name="T4" style:family="text">
      <style:text-properties fo:font-weight="bold" officeooo:rsid="005c3816" style:font-weight-asian="bold" style:font-weight-complex="bold"/>
    </style:style>
    <style:style style:name="T5" style:family="text">
      <style:text-properties fo:font-weight="bold" officeooo:rsid="005b9bc6" style:font-weight-asian="bold" style:font-weight-complex="bold"/>
    </style:style>
    <style:style style:name="T6" style:family="text">
      <style:text-properties officeooo:rsid="0041ab0d"/>
    </style:style>
    <style:style style:name="T7" style:family="text">
      <style:text-properties officeooo:rsid="0041d374"/>
    </style:style>
    <style:style style:name="T8" style:family="text">
      <style:text-properties officeooo:rsid="00492da9"/>
    </style:style>
    <style:style style:name="T9" style:family="text">
      <style:text-properties officeooo:rsid="00546502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73b4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74994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adee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672f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1ab0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1d37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51cc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46502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1ab0d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1d37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546502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f4663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92da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9cea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9a12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bac69" style:font-size-asian="12pt" style:font-weight-asian="normal" style:font-size-complex="12pt" style:font-weight-complex="normal"/>
    </style:style>
    <style:style style:name="T29" style:family="text">
      <style:text-properties fo:font-size="12pt" fo:font-style="normal" fo:font-weight="normal" officeooo:rsid="0041ab0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5217a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weight="normal" officeooo:rsid="005b9bc6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4f1b7d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4fcb3d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518f79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55f869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5bac69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bold" officeooo:rsid="005b9bc6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5bac69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style:font-size-asian="12pt" style:font-size-complex="12pt"/>
    </style:style>
    <style:style style:name="T40" style:family="text">
      <style:text-properties style:font-name="DejaVu Sans Condensed" fo:font-size="12pt" officeooo:rsid="004d7c90" style:font-size-asian="12pt" style:font-size-complex="12pt"/>
    </style:style>
    <style:style style:name="T41" style:family="text">
      <style:text-properties officeooo:rsid="005c3816"/>
    </style:style>
    <style:style style:name="T42" style:family="text">
      <style:text-properties officeooo:rsid="005b9bc6"/>
    </style:style>
    <style:style style:name="T43" style:family="text">
      <style:text-properties officeooo:rsid="0035db3e"/>
    </style:style>
    <style:style style:name="T44" style:family="text">
      <style:text-properties officeooo:rsid="005bac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2in" fo:margin-left="0.74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43">xx</text:span> - Controls</text:p>
          </table:table-cell>
          <table:table-cell table:style-name="Table1.A1" office:value-type="string">
            <text:p text:style-name="P9">2xx - Ground</text:p>
          </table:table-cell>
          <table:table-cell table:style-name="Table1.C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D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11">3</text:span><text:span text:style-name="T12">0</text:span><text:span text:style-name="T13">5</text:span><text:span text:style-name="T14"> - </text:span><text:span text:style-name="T15">Flight - </text:span><text:span text:style-name="T18">Waypoints, Markpoints, Targetpoints</text:span></text:p>
      <text:p text:style-name="P2"/>
      <text:p text:style-name="P10"><text:span text:style-name="T40">G</text:span><text:span text:style-name="T39">eneral info about Waypoints, Markpoints, and Targetpoints</text:span></text:p>
      <text:list text:style-name="L1">
        <text:list-item>
          <text:p text:style-name="P11"><text:span text:style-name="T37">Waypoints</text:span><text:span text:style-name="T31"> ... W0-W60</text:span><text:span text:style-name="T32">, </text:span><text:span text:style-name="T31">W0 is your starting location</text:span></text:p>
        </text:list-item>
        <text:list-item>
          <text:p text:style-name="P11"><text:span text:style-name="T37">Markpoints</text:span><text:span text:style-name="T31"> ... </text:span><text:span text:style-name="T32">M</text:span><text:span text:style-name="T33">0</text:span><text:span text:style-name="T32">-M</text:span><text:span text:style-name="T33">29</text:span><text:span text:style-name="T35"> (M30 is same as M0??)</text:span></text:p>
        </text:list-item>
        <text:list-item>
          <text:p text:style-name="P11"><text:span text:style-name="T37">Targetpoints</text:span><text:span text:style-name="T31"> ... </text:span><text:span text:style-name="T32">T0</text:span><text:span text:style-name="T34">-</text:span><text:span text:style-name="T35">T10</text:span><text:span text:style-name="T31">, </text:span><text:span text:style-name="T34">T0 is </text:span><text:span text:style-name="T31">a special system targetpoint:</text:span></text:p>
          <text:list>
            <text:list-item>
              <text:p text:style-name="P13">T0 is <text:span text:style-name="T44">set</text:span> to the aimpoint (CCIP point, rocket pipper point, etc.) when a weapon is fired.</text:p>
            </text:list-item>
            <text:list-item>
              <text:p text:style-name="P13"><text:span text:style-name="T1">Long-press Lower Gray Button</text:span> to set T0 to the current designated point in the TPOD, and select it as the navigation destination.<text:span text:style-name="T41"> <text:s/>That also brings up the </text:span><text:span text:style-name="T4">Quick Access Menu</text:span><text:span text:style-name="T41"> on the UFC ODU to select between the types of points.</text:span></text:p>
            </text:list-item>
          </text:list>
        </text:list-item>
        <text:list-item>
          <text:p text:style-name="P17"><text:span text:style-name="T1">Steer To Point (STP)</text:span> ... The currently selected point for navigation, shown on EHSD between the up/down arrows. <text:s/>Distance and bearing to STP are shown in the HUD?? <text:s/>Maverick range and JDAM DLZ are shown relative to the Steer To Point, not necessarily the target designation.</text:p>
        </text:list-item>
      </text:list>
      <text:p text:style-name="P1"/>
      <text:p text:style-name="P6">Lower Gray Button (WINC/Waypoint Increment) functionality</text:p>
      <text:list text:style-name="L2">
        <text:list-item>
          <text:p text:style-name="P18"><text:span text:style-name="T1">Press Lower Gray Button</text:span> to cycle through your currently selected point type <text:span text:style-name="T42">(either waypoints, markpoints, or targetpoints)</text:span>.</text:p>
        </text:list-item>
        <text:list-item>
          <text:p text:style-name="P18"><text:span text:style-name="T1">With no target designation</text:span> (EHSD <text:span text:style-name="T1">DESG</text:span> OSB unboxed), <text:span text:style-name="T1">long-press Lower Gray Button</text:span> to open the Quick Access (QA) mode <text:span text:style-name="T42">on the UFC ODU, then select </text:span><text:span text:style-name="T5">WYPT</text:span><text:span text:style-name="T42">, </text:span><text:span text:style-name="T5">MKPT</text:span><text:span text:style-name="T42">, or </text:span><text:span text:style-name="T5">TGPT</text:span><text:span text:style-name="T42">, </text:span>(<text:span text:style-name="T42">optionally enter the number of point you want to select on the UFC keyboard</text:span>,)<text:span text:style-name="T42"> and press </text:span><text:span text:style-name="T5">ENT</text:span><text:span text:style-name="T42">. <text:s/>Now pressing </text:span><text:span text:style-name="T4">Lower Gray Button</text:span><text:span text:style-name="T42"> will cycle through that type of point.</text:span></text:p>
        </text:list-item>
        <text:list-item>
          <text:p text:style-name="P18"><text:span text:style-name="T1">With a target designation</text:span> (EHSD <text:span text:style-name="T1">DESG</text:span> OSB boxed), <text:span text:style-name="T1">long-press Lower Gray Button</text:span> to open the Quick Access (QA) mode as above, <text:span text:style-name="T1">and also</text:span> to save the target location to T0, <text:span text:style-name="T1">and</text:span> set T0 to be the current <text:span text:style-name="T1">Steer To Point (STP)</text:span>.</text:p>
        </text:list-item>
      </text:list>
      <text:list text:style-name="L3">
        <text:list-item>
          <text:p text:style-name="P14"><text:span text:style-name="T41">Note: O</text:span>n EHSD page, <text:span text:style-name="T41">when DATA is boxed,</text:span> waypoint up/down arrows increment through all point types<text:span text:style-name="T41">, but this is for display/editing them, and doesn't change your active navigation selection.</text:span></text:p>
          <text:list>
            <text:list-item>
              <text:p text:style-name="P19">You can also long-press the up/down arrow OSBs on the EHSD page to enter QA mode.</text:p>
            </text:list-item>
          </text:list>
        </text:list-item>
      </text:list>
      <text:p text:style-name="P1"/>
      <text:p text:style-name="P4"><text:span text:style-name="T9">Create a new waypoint or </text:span>Edit a waypoint by entering coordinates</text:p>
      <text:list xml:id="list1659132712" text:style-name="L4">
        <text:list-item>
          <text:p text:style-name="P29"><text:span text:style-name="T21">On </text:span><text:span text:style-name="T16">EHSD</text:span><text:span text:style-name="T21"> page, press </text:span><text:span text:style-name="T16">DATA</text:span><text:span text:style-name="T21"> OSB to box.</text:span></text:p>
        </text:list-item>
        <text:list-item>
          <text:p text:style-name="P29"><text:span text:style-name="T21">On UFC keypad, enter number of waypoint to be </text:span><text:span text:style-name="T23">created or </text:span><text:span text:style-name="T21">edited</text:span><text:span text:style-name="T23">, or </text:span><text:span text:style-name="T19">77</text:span><text:span text:style-name="T23"> to create a new waypoint after the last one</text:span><text:span text:style-name="T21">, then </text:span><text:span text:style-name="T16">ENT</text:span><text:span text:style-name="T21">.</text:span><text:span text:style-name="T23"> <text:s/></text:span><text:span text:style-name="T24">(</text:span><text:span text:style-name="T21">New waypoint number will be shown with "</text:span><text:span text:style-name="T16">*</text:span><text:span text:style-name="T21">" on display.</text:span><text:span text:style-name="T24">)</text:span></text:p>
        </text:list-item>
        <text:list-item>
          <text:p text:style-name="P32"><text:span text:style-name="T21">E</text:span><text:span text:style-name="T20">nter the waypoint coordinates as either lat/long or MGRS:</text:span></text:p>
        </text:list-item>
      </text:list>
      <text:list text:style-name="L5">
        <text:list-item>
          <text:p text:style-name="P30"><text:span text:style-name="T29">U</text:span><text:span text:style-name="T30">sing latitude/longitude:</text:span></text:p>
        </text:list-item>
      </text:list>
      <text:list xml:id="list80619854537078" text:continue-list="list1659132712" text:style-name="L4">
        <text:list-item>
          <text:list>
            <text:list-item>
              <text:list>
                <text:list-item>
                  <text:p text:style-name="P20">Press <text:span text:style-name="T1">POS</text:span> UFC OSB<text:span text:style-name="T8"> (subsequent presses toggle between lat and long).</text:span></text:p>
                </text:list-item>
                <text:list-item>
                  <text:p text:style-name="P22"><text:span text:style-name="T6">P</text:span>ress <text:span text:style-name="T1">2</text:span> for <text:span text:style-name="T1">N</text:span> or <text:span text:style-name="T1">8</text:span> for <text:span text:style-name="T1">S</text:span>, then latitude in <text:span text:style-name="T1">DDMM</text:span><text:span text:style-name="T2">SS</text:span> format, then <text:span text:style-name="T1">ENT</text:span>.</text:p>
                </text:list-item>
                <text:list-item>
                  <text:p text:style-name="P22"><text:span text:style-name="T6">P</text:span>ress <text:span text:style-name="T1">4</text:span> for <text:span text:style-name="T1">W</text:span> or <text:span text:style-name="T1">6</text:span> for <text:span text:style-name="T1">E</text:span>, then longitude in <text:span text:style-name="T1">D</text:span><text:span text:style-name="T3">D</text:span><text:span text:style-name="T1">DM</text:span><text:span text:style-name="T2">MSS</text:span> format <text:span text:style-name="T6">(note leading zero if needed)</text:span>, then <text:span text:style-name="T1">ENT</text:span>.</text:p>
                </text:list-item>
              </text:list>
            </text:list-item>
          </text:list>
        </text:list-item>
      </text:list>
      <text:list text:style-name="L6">
        <text:list-item>
          <text:p text:style-name="P27">Using MGRS grid:</text:p>
        </text:list-item>
      </text:list>
      <text:list text:style-name="L7">
        <text:list-item>
          <text:list>
            <text:list-item>
              <text:list>
                <text:list-item>
                  <text:p text:style-name="P23">Press UTM UFC OSB to show surrounding grids on other OSBs (subsequent presses show more surrounding grid squares).</text:p>
                </text:list-item>
                <text:list-item>
                  <text:p text:style-name="P23">Select grid square by pressing corresponding UFC OSB.</text:p>
                </text:list-item>
                <text:list-item>
                  <text:p text:style-name="P23">Enter coordinates on UFC keypay and press ENT.</text:p>
                </text:list-item>
              </text:list>
            </text:list-item>
          </text:list>
        </text:list-item>
      </text:list>
      <text:list xml:id="list80620368044381" text:continue-list="list80619854537078" text:style-name="L4">
        <text:list-item>
          <text:p text:style-name="P29"><text:span text:style-name="T25">Altitude is automatically set t</text:span><text:span text:style-name="T26">o</text:span><text:span text:style-name="T25"> ground level, change if needed by pressing the ALT </text:span><text:span text:style-name="T27">ODU </text:span><text:span text:style-name="T25">OSB</text:span><text:span text:style-name="T27">.</text:span></text:p>
        </text:list-item>
        <text:list-item>
          <text:p text:style-name="P20">On <text:span text:style-name="T1">EHSD</text:span> page, press <text:span text:style-name="T1">DATA</text:span> OSB to unbox <text:span text:style-name="T7">and stop editing.</text:span></text:p>
        </text:list-item>
      </text:list>
      <text:p text:style-name="P1"/>
      <text:p text:style-name="P5">Waypoint offsets, useful if you know a target bearing and distance from a waypoint</text:p>
      <text:list text:style-name="L8">
        <text:list-item>
          <text:p text:style-name="P31"><text:span text:style-name="T21">On </text:span><text:span text:style-name="T16">EHSD</text:span><text:span text:style-name="T21"> page, press </text:span><text:span text:style-name="T16">DATA</text:span><text:span text:style-name="T21"> OSB to box.</text:span></text:p>
        </text:list-item>
        <text:list-item>
          <text:p text:style-name="P31"><text:span text:style-name="T21">Press </text:span><text:span text:style-name="T17">WYPT</text:span><text:span text:style-name="T21"> </text:span><text:span text:style-name="T28">ODU</text:span><text:span text:style-name="T21"> OSB </text:span><text:span text:style-name="T22">to change to </text:span><text:span text:style-name="T17">WO/S</text:span><text:span text:style-name="T22"> (Waypoint OffSet).</text:span></text:p>
        </text:list-item>
        <text:list-item>
          <text:p text:style-name="P33"><text:span text:style-name="T20">Press </text:span><text:span text:style-name="T10">BRG</text:span><text:span text:style-name="T20"> </text:span><text:span text:style-name="T28">ODU</text:span><text:span text:style-name="T20"> OSB, then enter bearing on keypad, then </text:span><text:span text:style-name="T10">ENT</text:span><text:span text:style-name="T20">.</text:span></text:p>
        </text:list-item>
        <text:list-item>
          <text:p text:style-name="P33"><text:span text:style-name="T20">Press </text:span><text:span text:style-name="T10">RNG</text:span><text:span text:style-name="T20"> </text:span><text:span text:style-name="T28">ODU</text:span><text:span text:style-name="T20"> OSB, then enter range on keypad, then </text:span><text:span text:style-name="T10">ENT</text:span><text:span text:style-name="T20">. <text:s/>Numbers less than 100 are interpreted as nmi, numbers greater than 100 are interpreted as meters.</text:span></text:p>
        </text:list-item>
        <text:list-item>
          <text:p text:style-name="P21">On <text:span text:style-name="T1">EHSD</text:span> page, press <text:span text:style-name="T1">DATA</text:span> OSB to unbox <text:span text:style-name="T7">and stop editing.</text:span></text:p>
        </text:list-item>
        <text:list-item>
          <text:p text:style-name="P24">Now when you have the waypoint with the offset selected, press the <text:span text:style-name="T1">WO/S</text:span> OSB to box it and track the offset instead of the waypoint itself.</text:p>
        </text:list-item>
      </text:list>
      <text:p text:style-name="P1"/>
      <text:p text:style-name="P28">Create Waypoint, Markpoint, or Targetpoint with TOO button</text:p>
      <text:list text:style-name="L12">
        <text:list-item>
          <text:p text:style-name="P12"><text:span text:style-name="T36">If you have a designation (EHSD </text:span><text:span text:style-name="T38">DESG</text:span><text:span text:style-name="T36"> OSB boxed), </text:span><text:span text:style-name="T38">TOO</text:span><text:span text:style-name="T36"> will store the designated point. <text:s/>If you don’t have a designation (EHSD </text:span><text:span text:style-name="T38">DESG</text:span><text:span text:style-name="T36"> OSB is unboxed), </text:span><text:span text:style-name="T38">TOO</text:span><text:span text:style-name="T36"> will store the location of your airplane at the moment </text:span><text:span text:style-name="T38">TOO</text:span><text:span text:style-name="T36"> was pressed.</text:span></text:p>
        </text:list-item>
      </text:list>
      <text:list xml:id="list335252455" text:style-name="L11">
        <text:list-item>
          <text:p text:style-name="P26">Press <text:span text:style-name="T1">TOO</text:span> button on UFC.</text:p>
        </text:list-item>
        <text:list-item>
          <text:p text:style-name="P26">Select <text:span text:style-name="T1">WYPT</text:span>, <text:span text:style-name="T1">MKPT</text:span>, or <text:span text:style-name="T1">TGPT</text:span> (default) on UFC ODU.</text:p>
        </text:list-item>
        <text:list-item>
          <text:p text:style-name="P26">Optionally, enter the point number you want to store. <text:s/>The next available point number is selected by default.</text:p>
        </text:list-item>
        <text:list-item>
          <text:p text:style-name="P26">Press <text:span text:style-name="T1">ENT</text:span> to store the point.</text:p>
        </text:list-item>
      </text:list>
      <text:p text:style-name="P1"/>
      <text:p text:style-name="P3">Create Markpoint <text:span text:style-name="T44">with MKn button</text:span></text:p>
      <text:list text:style-name="L9">
        <text:list-item>
          <text:p text:style-name="P15">Press <text:span text:style-name="T1">MKn</text:span> OSB on <text:span text:style-name="T1">EHSD</text:span> page. <text:s/>Creates Markpoint on the ground at your current aircraft location. <text:s/>MK1 stores in Markpoint 1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0T08:06:18.139000000</dc:date>
    <meta:editing-duration>P3DT18H43M58S</meta:editing-duration>
    <meta:editing-cycles>69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49" meta:word-count="759" meta:character-count="4175" meta:non-whitespace-character-count="3491"/>
  </office:meta>
</office:document-meta>
</file>